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a1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b22</text:p>
          </table:table-cell>
          <table:table-cell office:value-type="string">
            <text:p>c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chay Harneja</meta:initial-creator>
    <meta:creation-date>2013-12-12T11:26:45</meta:creation-date>
    <meta:generator>LibreOffice/4.0.4.2$Linux_X86_64 LibreOffice_project/400m0$Build-2</meta:generator>
    <dc:date>2013-12-12T11:30:34</dc:date>
    <dc:creator>Sanchay Harneja</dc:creator>
    <meta:editing-duration>P0D</meta:editing-duration>
    <meta:editing-cycles>1</meta:editing-cycles>
    <meta:document-statistic meta:table-count="1" meta:cell-count="9" meta:object-count="0"/>
  </office:meta>
</office:document-meta>
</file>